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. Solomo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6 June 1874</text:p>
      <text:p text:style-name="P5">Month<text:tab/><text:tab/><text:tab/><text:tab/><text:tab/><text:tab/>June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11 West 38</text:span><text:span text:style-name="T2">th</text:span><text:span text:style-name="T1"> St./</text:span></text:p>
      <text:p text:style-name="P3"><text:span text:style-name="T1">New York June 26 1874/</text:span></text:p>
      <text:p text:style-name="P2"><text:span text:style-name="T1">My dear Sir/</text:span></text:p>
      <text:p text:style-name="P2"><text:span text:style-name="T1"><text:tab/>I did not receive your letter/ of 20</text:span><text:span text:style-name="T2">th</text:span><text:span text:style-name="T1"> inst until last Friday as I seldom/ call at the Post office for my letters, as/ mine generally come to the care of my/ friends Tobias Hendricks &amp; Co./</text:span></text:p>
      <text:p text:style-name="P2"><text:span text:style-name="T1"><text:tab/>I full appreciate the importance/ and desirableness of discharging the/ mortgage on the synagogue and when I/ lived in Philadelphia I was disposed/ to co-operate to that end. <text:s/>But I have/ already found here in my native city/ a field for the use of all that I can/ apply to such objects. <text:s/>Whilst I regret/ that I cannot send you a more/ favorable response I sincerely hope/ that you will be successful in your/ </text:span></text:p>
      <text:p text:style-name="P2"><text:span text:style-name="T1"/></text:p>
      <text:p text:style-name="P2"><text:span text:style-name="T1">[Page 2]</text:span></text:p>
      <text:p text:style-name="P2"><text:span text:style-name="T1">praiseworthy object./</text:span></text:p>
      <text:p text:style-name="P2"><text:span text:style-name="T1"><text:tab/>With remembrances to your family/ and best wishes for yourself/</text:span></text:p>
      <text:p text:style-name="P2"><text:span text:style-name="T1"><text:tab/><text:tab/>I remain sincerely your friend/</text:span></text:p>
      <text:p text:style-name="P2"><text:span text:style-name="T1"><text:tab/><text:tab/><text:tab/>D Solomon/</text:span></text:p>
      <text:p text:style-name="P2"><text:span text:style-name="T1">Revd. S Morais/</text:span></text:p>
      <text:p text:style-name="P2"><text:span text:style-name="T1"><text:tab/>Philadelphia/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1:57:40</meta:creation-date>
    <dc:date>2009-05-21T12:13:26</dc:date>
    <dc:language>en-US</dc:language>
    <meta:editing-cycles>2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315" meta:character-count="2094"/>
  </office:meta>
</office:document-meta>
</file>